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193cm"/>
        </style:tab-stops>
      </style:paragraph-properties>
      <style:text-properties fo:color="#0000ff" fo:language="en" fo:country="US" fo:font-style="italic" officeooo:rsid="00266a64" officeooo:paragraph-rsid="00266a64" style:font-style-asian="italic" style:font-style-complex="italic"/>
    </style:style>
    <style:style style:name="P2" style:family="paragraph" style:parent-style-name="Standard">
      <style:paragraph-properties>
        <style:tab-stops>
          <style:tab-stop style:position="16.193cm"/>
        </style:tab-stops>
      </style:paragraph-properties>
      <style:text-properties style:use-window-font-color="true" fo:language="en" fo:country="US" fo:font-style="italic" officeooo:rsid="00236dd2" officeooo:paragraph-rsid="00236dd2" style:font-style-asian="italic" style:font-style-complex="italic"/>
    </style:style>
    <style:style style:name="P3" style:family="paragraph" style:parent-style-name="Standard">
      <style:paragraph-properties>
        <style:tab-stops>
          <style:tab-stop style:position="16.193cm"/>
        </style:tab-stops>
      </style:paragraph-properties>
      <style:text-properties style:use-window-font-color="true" fo:language="en" fo:country="US" fo:font-style="italic" officeooo:rsid="002835a5" officeooo:paragraph-rsid="002835a5" style:font-style-asian="italic" style:font-style-complex="italic"/>
    </style:style>
    <style:style style:name="P4" style:family="paragraph" style:parent-style-name="Standard">
      <style:paragraph-properties>
        <style:tab-stops>
          <style:tab-stop style:position="16.193cm"/>
        </style:tab-stops>
      </style:paragraph-properties>
      <style:text-properties style:use-window-font-color="true" fo:language="en" fo:country="US" fo:font-style="italic" officeooo:rsid="00236dd2" officeooo:paragraph-rsid="00236dd2" style:font-style-asian="italic" style:font-style-complex="italic"/>
    </style:style>
    <style:style style:name="P5" style:family="paragraph" style:parent-style-name="Standard">
      <style:paragraph-properties>
        <style:tab-stops>
          <style:tab-stop style:position="16.193cm"/>
        </style:tab-stops>
      </style:paragraph-properties>
      <style:text-properties style:use-window-font-color="true" fo:language="en" fo:country="US" fo:font-style="italic" officeooo:rsid="002ae028" officeooo:paragraph-rsid="002ae028" style:font-style-asian="italic" style:font-style-complex="italic"/>
    </style:style>
    <style:style style:name="P6" style:family="paragraph" style:parent-style-name="Standard">
      <style:paragraph-properties>
        <style:tab-stops>
          <style:tab-stop style:position="16.193cm"/>
        </style:tab-stops>
      </style:paragraph-properties>
      <style:text-properties style:use-window-font-color="true" fo:language="en" fo:country="US" fo:font-style="italic" officeooo:rsid="002f5c4a" officeooo:paragraph-rsid="002f5c4a" style:font-style-asian="italic" style:font-style-complex="italic"/>
    </style:style>
    <style:style style:name="P7" style:family="paragraph" style:parent-style-name="Standard">
      <style:paragraph-properties>
        <style:tab-stops>
          <style:tab-stop style:position="16.193cm"/>
        </style:tab-stops>
      </style:paragraph-properties>
      <style:text-properties fo:color="#3333ff" fo:language="en" fo:country="US" fo:font-style="italic" officeooo:rsid="002835a5" officeooo:paragraph-rsid="002835a5" style:font-style-asian="italic" style:font-style-complex="italic"/>
    </style:style>
    <style:style style:name="P8" style:family="paragraph" style:parent-style-name="Standard">
      <style:paragraph-properties>
        <style:tab-stops>
          <style:tab-stop style:position="16.193cm"/>
        </style:tab-stops>
      </style:paragraph-properties>
      <style:text-properties fo:color="#3333ff" fo:language="en" fo:country="US" fo:font-style="italic" officeooo:rsid="00236dd2" officeooo:paragraph-rsid="0025378f" style:font-style-asian="italic" style:font-style-complex="italic"/>
    </style:style>
    <style:style style:name="P9" style:family="paragraph" style:parent-style-name="Standard">
      <style:paragraph-properties>
        <style:tab-stops>
          <style:tab-stop style:position="16.193cm"/>
        </style:tab-stops>
      </style:paragraph-properties>
      <style:text-properties fo:color="#3333ff" fo:language="en" fo:country="US" fo:font-style="italic" officeooo:rsid="00236dd2" officeooo:paragraph-rsid="00236dd2" style:font-style-asian="italic" style:font-style-complex="italic"/>
    </style:style>
    <style:style style:name="P10" style:family="paragraph" style:parent-style-name="Standard">
      <style:paragraph-properties>
        <style:tab-stops>
          <style:tab-stop style:position="16.193cm"/>
        </style:tab-stops>
      </style:paragraph-properties>
      <style:text-properties fo:color="#3333ff" fo:language="en" fo:country="US" fo:font-style="italic" officeooo:rsid="002ae028" officeooo:paragraph-rsid="002ae028" style:font-style-asian="italic" style:font-style-complex="italic"/>
    </style:style>
    <style:style style:name="P11" style:family="paragraph" style:parent-style-name="Standard">
      <style:paragraph-properties>
        <style:tab-stops>
          <style:tab-stop style:position="16.193cm"/>
        </style:tab-stops>
      </style:paragraph-properties>
      <style:text-properties fo:color="#3333ff" fo:language="en" fo:country="US" fo:font-style="italic" officeooo:rsid="002b63a6" officeooo:paragraph-rsid="002b63a6" style:font-style-asian="italic" style:font-style-complex="italic"/>
    </style:style>
    <style:style style:name="P12" style:family="paragraph" style:parent-style-name="Standard">
      <style:paragraph-properties>
        <style:tab-stops>
          <style:tab-stop style:position="16.193cm"/>
        </style:tab-stops>
      </style:paragraph-properties>
      <style:text-properties fo:color="#3333ff" fo:language="en" fo:country="US" fo:font-style="italic" officeooo:rsid="002e2c73" officeooo:paragraph-rsid="002e2c73" style:font-style-asian="italic" style:font-style-complex="italic"/>
    </style:style>
    <style:style style:name="P13" style:family="paragraph" style:parent-style-name="Standard">
      <style:paragraph-properties>
        <style:tab-stops>
          <style:tab-stop style:position="16.193cm"/>
        </style:tab-stops>
      </style:paragraph-properties>
      <style:text-properties fo:color="#3333ff" fo:language="en" fo:country="US" fo:font-style="italic" officeooo:rsid="0032e9af" officeooo:paragraph-rsid="0032e9af" style:font-style-asian="italic" style:font-style-complex="italic"/>
    </style:style>
    <style:style style:name="T1" style:family="text">
      <style:text-properties officeooo:rsid="0025378f"/>
    </style:style>
    <style:style style:name="T2" style:family="text">
      <style:text-properties officeooo:rsid="00295feb"/>
    </style:style>
    <style:style style:name="T3" style:family="text">
      <style:text-properties fo:color="#3333ff"/>
    </style:style>
    <style:style style:name="T4" style:family="text">
      <style:text-properties officeooo:rsid="0032e9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swer each of the following:</text:p>
      <text:p text:style-name="P2"/>
      <text:p text:style-name="P2">a) A pointer variable contains as its value the __address____ of another variable.</text:p>
      <text:p text:style-name="P2"/>
      <text:p text:style-name="P2">b) The three values that can be used to initialize a pointer are ___address___, ___0___ and</text:p>
      <text:p text:style-name="P2">___NULL___.</text:p>
      <text:p text:style-name="P2"/>
      <text:p text:style-name="P2">c) The only integer that can be assigned to a pointer is ___0___.</text:p>
      <text:p text:style-name="P2"/>
      <text:p text:style-name="P2"/>
      <text:p text:style-name="P2"/>
      <text:p text:style-name="P2"/>
      <text:p text:style-name="P2">State whether the following are true or false. If the answer is false, explain why.</text:p>
      <text:p text:style-name="P2"/>
      <text:p text:style-name="P2">a) The address operator (&amp;) can be applied only to constants, to expressions and to variables declared with the storage-class register.</text:p>
      <text:p text:style-name="P2">-??? </text:p>
      <text:p text:style-name="P2"/>
      <text:p text:style-name="P2">b) A pointer that’s declared to be void can be dereferenced.</text:p>
      <text:p text:style-name="P2">-<text:span text:style-name="T1">false. </text:span></text:p>
      <text:p text:style-name="P2"/>
      <text:p text:style-name="P2">c) Pointers of different types may not be assigned to one another without a cast</text:p>
      <text:p text:style-name="P2">operation.</text:p>
      <text:p text:style-name="P8">-<text:span text:style-name="T1">false. Pointers of any type can be assigned to void pointers. </text:span></text:p>
      <text:p text:style-name="P2"/>
      <text:p text:style-name="P2"/>
      <text:p text:style-name="P2"/>
      <text:p text:style-name="P2"/>
      <text:p text:style-name="P2">Do each of the following:</text:p>
      <text:p text:style-name="P2"/>
      <text:p text:style-name="P2">a) Write the function header for a function called exchange() that takes two pointers to</text:p>
      <text:p text:style-name="P2">unsigned integer numbers x and y as parameters and does not return a value.</text:p>
      <text:p text:style-name="P3"/>
      <text:p text:style-name="P7">void exchange(<text:span text:style-name="T2">double</text:span>* x, <text:span text:style-name="T2">double</text:span>* y)</text:p>
      <text:p text:style-name="P3"/>
      <text:p text:style-name="P2">b) Write the function prototype for the function in part (a).</text:p>
      <text:p text:style-name="P5"/>
      <text:p text:style-name="P10">void exchange(double* , double* );</text:p>
      <text:p text:style-name="P2"/>
      <text:p text:style-name="P2">c) Write the function header for a function called evaluate() that returns an integer and</text:p>
      <text:p text:style-name="P2">that takes as parameters integer X and a pointer to function poly(). Function poly() takes an integer parameter and returns an integer.</text:p>
      <text:p text:style-name="P2"/>
      <text:p text:style-name="P11">int evaluate(int x, int (*poly)(int))</text:p>
      <text:p text:style-name="P2"/>
      <text:p text:style-name="P2">d) Write the function prototype for the function in part (c).</text:p>
      <text:p text:style-name="P2"/>
      <text:p text:style-name="P12">int evaluate( int, int (*)(int));</text:p>
      <text:p text:style-name="P9"/>
      <text:p text:style-name="P2"/>
      <text:p text:style-name="P2"/>
      <text:p text:style-name="P2"/>
      <text:p text:style-name="P2"><text:soft-page-break/>Find the error in each of the following program segments. Assume</text:p>
      <text:p text:style-name="P2"/>
      <text:p text:style-name="P2">int *zPtr;</text:p>
      <text:p text:style-name="P2">/* zPtr will reference array z */</text:p>
      <text:p text:style-name="P2">int *aPtr = NULL;</text:p>
      <text:p text:style-name="P2">void *sPtr = NULL;</text:p>
      <text:p text:style-name="P2">int number, i;</text:p>
      <text:p text:style-name="P2">int z[5] = { 1, 2, 3, 4, 5 };</text:p>
      <text:p text:style-name="P2">sPtr = z;</text:p>
      <text:p text:style-name="P2"/>
      <text:p text:style-name="P2">a) ++zptr;</text:p>
      <text:p text:style-name="P1">Err: zptr not initialized; </text:p>
      <text:p text:style-name="P2">b) /* use pointer to get first value of array; assume zPtr is initialized */</text:p>
      <text:p text:style-name="P2">number = zPtr;</text:p>
      <text:p text:style-name="P6"><text:span text:style-name="T3">must be </text:span><text:span text:style-name="Teletype"><text:span text:style-name="T3">number = *zPtr;</text:span></text:span></text:p>
      <text:p text:style-name="P6"/>
      <text:p text:style-name="P6"/>
      <text:p text:style-name="P2">c) /* assign array element 2 (the value 3) to number; assume zPtr is initialized */</text:p>
      <text:p text:style-name="P2">number = *zPtr[ 2 ];</text:p>
      <text:p text:style-name="P13">should be zPtr[2]</text:p>
      <text:p text:style-name="P2"/>
      <text:p text:style-name="P2">d) /* print entire array z; assume zPtr is initialized */</text:p>
      <text:p text:style-name="P2">for (i = 0; i &lt;= 5; ++i) {</text:p>
      <text:p text:style-name="P2">printf("%d ", zPtr[ i ] );</text:p>
      <text:p text:style-name="P2">}</text:p>
      <text:p text:style-name="P13">loops works six times, must be I &lt; 5</text:p>
      <text:p text:style-name="P2"/>
      <text:p text:style-name="P2">e) /* assign the value pointed to by sPtr to number */</text:p>
      <text:p text:style-name="P2">number = *sPtr;</text:p>
      <text:p text:style-name="P13">???</text:p>
      <text:p text:style-name="P2">f) ++z;</text:p>
      <text:p text:style-name="P13">array can’t be arithmetic ope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3:11:54.298628169</meta:creation-date>
    <dc:date>2017-06-13T01:19:12.150540835</dc:date>
    <meta:editing-duration>PT4H33M24S</meta:editing-duration>
    <meta:editing-cycles>34</meta:editing-cycles>
    <meta:generator>LibreOffice/5.2.7.2$Linux_X86_64 LibreOffice_project/20m0$Build-2</meta:generator>
    <meta:document-statistic meta:table-count="0" meta:image-count="0" meta:object-count="0" meta:page-count="2" meta:paragraph-count="50" meta:word-count="393" meta:character-count="2119" meta:non-whitespace-character-count="1772"/>
  </office:meta>
</office:document-meta>
</file>